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5a821" officeooo:paragraph-rsid="000a1ce6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9pt" fo:font-weight="bold" officeooo:rsid="0015a821" officeooo:paragraph-rsid="000d4bf2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5a821" officeooo:paragraph-rsid="00111b84" style:font-weight-asian="bold" style:font-weight-complex="bold"/>
    </style:style>
    <style:style style:name="T1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2" style:family="text">
      <style:text-properties style:text-line-through-style="none" style:text-line-through-type="none"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750e2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officeooo:rsid="000bc270" style:font-size-asian="9pt" style:font-size-complex="9pt"/>
    </style:style>
    <style:style style:name="T7" style:family="text">
      <style:text-properties fo:font-size="9pt" officeooo:rsid="00111b84" style:font-size-asian="9pt" style:font-size-complex="9pt"/>
    </style:style>
    <style:style style:name="T8" style:family="text">
      <style:text-properties style:text-underline-style="none" officeooo:rsid="000bc270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1" style:family="text">
      <style:text-properties fo:font-size="12pt" style:text-underline-style="solid" style:text-underline-width="auto" style:text-underline-color="font-color" officeooo:rsid="001750e2" style:font-size-asian="12pt" style:font-size-complex="12pt"/>
    </style:style>
    <style:style style:name="T12" style:family="text">
      <style:text-properties fo:font-size="12pt" style:text-underline-style="none" officeooo:rsid="000bc270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Please </text:span><text:span text:style-name="T3">Join a Local</text:span><text:line-break/>“<text:span text:style-name="T1">Responsibly Self-Governing Community</text:span>”.<text:line-break/><text:span text:style-name="T8">Help </text:span><text:span text:style-name="T3">Secure</text:span> <text:span text:style-name="T3">Justice</text:span>, <text:span text:style-name="T3">&amp; Economic-Security</text:span><text:line-break/>under Constitutional Common-Law <text:line-break/>&amp; Biblical Torah-Law.<text:line-break/><text:span text:style-name="T5">https://ConstitutionalGov.us/sub/PoliticalSubdivisions-Local/9-TexasSS/WTxMS/CentralTexasSC/BrownCounty/ReadMe.</text:span><text:span text:style-name="T7">html</text:span><text:span text:style-name="T6"><text:line-break/><text:line-break/></text:span></text:p>
      <text:p text:style-name="P3"><text:span text:style-name="T11">Please </text:span><text:span text:style-name="T10">Join a Local</text:span><text:span text:style-name="T9"><text:line-break/>“</text:span><text:span text:style-name="T2">Responsibly Self-Governing Community</text:span><text:span text:style-name="T9">”.<text:line-break/></text:span><text:span text:style-name="T12">Help </text:span><text:span text:style-name="T10">Secure</text:span><text:span text:style-name="T9"> </text:span><text:span text:style-name="T10">Justice</text:span><text:span text:style-name="T9">, </text:span><text:span text:style-name="T10">&amp; Economic-Security</text:span><text:span text:style-name="T9"><text:line-break/>under Constitutional Common-Law <text:line-break/>&amp; Biblical Torah-Law.</text:span><text:span text:style-name="T5"><text:line-break/>https://ConstitutionalGov.us/sub/PoliticalSubdivisions-Local/9-TexasSS/WTxMS/CentralTexasSC/BrownCounty/ReadMe.</text:span><text:span text:style-name="T7">html</text:span></text:p>
      <text:p text:style-name="P2"><text:line-break/></text:p>
      <text:p text:style-name="P3"><text:span text:style-name="T11">Please </text:span><text:span text:style-name="T10">Join a Local</text:span><text:span text:style-name="T9"><text:line-break/>“</text:span><text:span text:style-name="T2">Responsibly Self-Governing Community</text:span><text:span text:style-name="T9">”.<text:line-break/></text:span><text:span text:style-name="T12">Help </text:span><text:span text:style-name="T10">Secure</text:span><text:span text:style-name="T9"> </text:span><text:span text:style-name="T10">Justice</text:span><text:span text:style-name="T9">, </text:span><text:span text:style-name="T10">&amp; Economic-Security</text:span><text:span text:style-name="T9"><text:line-break/>under Constitutional Common-Law <text:line-break/>&amp; Biblical Torah-Law.</text:span><text:span text:style-name="T5"><text:line-break/>https://ConstitutionalGov.us/sub/PoliticalSubdivisions-Local/9-TexasSS/WTxMS/CentralTexasSC/BrownCounty/ReadMe.</text:span><text:span text:style-name="T7">html</text:span></text:p>
      <text:p text:style-name="P2"><text:line-break/></text:p>
      <text:p text:style-name="P3"><text:span text:style-name="T11">Please </text:span><text:span text:style-name="T10">Join a Local</text:span><text:span text:style-name="T9"><text:line-break/>“</text:span><text:span text:style-name="T2">Responsibly Self-Governing Community</text:span><text:span text:style-name="T9">”.<text:line-break/></text:span><text:span text:style-name="T12">Help </text:span><text:span text:style-name="T10">Secure</text:span><text:span text:style-name="T9"> </text:span><text:span text:style-name="T10">Justice</text:span><text:span text:style-name="T9">, </text:span><text:span text:style-name="T10">&amp; Economic-Security</text:span><text:span text:style-name="T9"><text:line-break/>under Constitutional Common-Law <text:line-break/>&amp; Biblical Torah-Law.</text:span><text:span text:style-name="T5"><text:line-break/>https://ConstitutionalGov.us/sub/PoliticalSubdivisions-Local/9-TexasSS/WTxMS/CentralTexasSC/BrownCounty/ReadMe.</text:span><text:span text:style-name="T7">html</text:span></text:p>
      <text:p text:style-name="P2"><text:line-break/></text:p>
      <text:p text:style-name="P3"><text:span text:style-name="T11">Please </text:span><text:span text:style-name="T10">Join a Local</text:span><text:span text:style-name="T9"><text:line-break/>“</text:span><text:span text:style-name="T2">Responsibly Self-Governing Community</text:span><text:span text:style-name="T9">”.<text:line-break/></text:span><text:span text:style-name="T12">Help </text:span><text:span text:style-name="T10">Secure</text:span><text:span text:style-name="T9"> </text:span><text:span text:style-name="T10">Justice</text:span><text:span text:style-name="T9">, </text:span><text:span text:style-name="T10">&amp; Economic-Security</text:span><text:span text:style-name="T9"><text:line-break/>under Constitutional Common-Law <text:line-break/>&amp; Biblical Torah-Law.</text:span><text:span text:style-name="T5"><text:line-break/>https://ConstitutionalGov.us/sub/PoliticalSubdivisions-Local/9-TexasSS/WTxMS/CentralTexasSC/BrownCounty/ReadMe.</text:span><text:span text:style-name="T7">html</text:span></text:p>
      <text:p text:style-name="P2"><text:line-break/></text:p>
      <text:p text:style-name="P3"><text:span text:style-name="T11">Please </text:span><text:span text:style-name="T10">Join a Local</text:span><text:span text:style-name="T9"><text:line-break/>“</text:span><text:span text:style-name="T2">Responsibly Self-Governing Community</text:span><text:span text:style-name="T9">”.<text:line-break/></text:span><text:span text:style-name="T12">Help </text:span><text:span text:style-name="T10">Secure</text:span><text:span text:style-name="T9"> </text:span><text:span text:style-name="T10">Justice</text:span><text:span text:style-name="T9">, </text:span><text:span text:style-name="T10">&amp; Economic-Security</text:span><text:span text:style-name="T9"><text:line-break/>under Constitutional Common-Law <text:line-break/>&amp; Biblical Torah-Law.</text:span><text:span text:style-name="T5"><text:line-break/>https://ConstitutionalGov.us/sub/PoliticalSubdivisions-Local/9-TexasSS/WTxMS/CentralTexasSC/BrownCounty/ReadMe.</text:span><text:span text:style-name="T7">html</text:span></text:p>
      <text:p text:style-name="P2"/>
      <text:p text:style-name="P3"><text:span text:style-name="T4">Please </text:span><text:span text:style-name="T3">Join a Local</text:span><text:line-break/>“<text:span text:style-name="T1">Responsibly Self-Governing Community</text:span>”.<text:line-break/><text:span text:style-name="T8">Help </text:span><text:span text:style-name="T3">Secure</text:span> <text:span text:style-name="T3">Justice</text:span>, <text:span text:style-name="T3">&amp; Economic-Security</text:span><text:line-break/>under Constitutional Common-Law <text:line-break/>&amp; Biblical Torah-Law.<text:line-break/><text:span text:style-name="T5">https://ConstitutionalGov.us/sub/PoliticalSubdivisions-Local/9-TexasSS/WTxMS/CentralTexasSC/BrownCounty/ReadMe.</text:span><text:span text:style-name="T7">html</text:span><text:span text:style-name="T6"><text:line-break/><text:line-break/></text:span></text:p>
      <text:p text:style-name="P3"><text:span text:style-name="T11">Please </text:span><text:span text:style-name="T10">Join a Local</text:span><text:span text:style-name="T9"><text:line-break/>“</text:span><text:span text:style-name="T2">Responsibly Self-Governing Community</text:span><text:span text:style-name="T9">”.<text:line-break/></text:span><text:span text:style-name="T12">Help </text:span><text:span text:style-name="T10">Secure</text:span><text:span text:style-name="T9"> </text:span><text:span text:style-name="T10">Justice</text:span><text:span text:style-name="T9">, </text:span><text:span text:style-name="T10">&amp; Economic-Security</text:span><text:span text:style-name="T9"><text:line-break/>under Constitutional Common-Law <text:line-break/>&amp; Biblical Torah-Law.</text:span><text:span text:style-name="T5"><text:line-break/>https://ConstitutionalGov.us/sub/PoliticalSubdivisions-Local/9-TexasSS/WTxMS/CentralTexasSC/BrownCounty/ReadMe.</text:span><text:span text:style-name="T7">html</text:span></text:p>
      <text:p text:style-name="P2"><text:line-break/></text:p>
      <text:p text:style-name="P3"><text:span text:style-name="T11">Please </text:span><text:span text:style-name="T10">Join a Local</text:span><text:span text:style-name="T9"><text:line-break/>“</text:span><text:span text:style-name="T2">Responsibly Self-Governing Community</text:span><text:span text:style-name="T9">”.<text:line-break/></text:span><text:span text:style-name="T12">Help </text:span><text:span text:style-name="T10">Secure</text:span><text:span text:style-name="T9"> </text:span><text:span text:style-name="T10">Justice</text:span><text:span text:style-name="T9">, </text:span><text:span text:style-name="T10">&amp; Economic-Security</text:span><text:span text:style-name="T9"><text:line-break/>under Constitutional Common-Law <text:line-break/>&amp; Biblical Torah-Law.</text:span><text:span text:style-name="T5"><text:line-break/>https://ConstitutionalGov.us/sub/PoliticalSubdivisions-Local/9-TexasSS/WTxMS/CentralTexasSC/BrownCounty/ReadMe.</text:span><text:span text:style-name="T7">html</text:span></text:p>
      <text:p text:style-name="P2"><text:line-break/></text:p>
      <text:p text:style-name="P3"><text:span text:style-name="T11">Please </text:span><text:span text:style-name="T10">Join a Local</text:span><text:span text:style-name="T9"><text:line-break/>“</text:span><text:span text:style-name="T2">Responsibly Self-Governing Community</text:span><text:span text:style-name="T9">”.<text:line-break/></text:span><text:span text:style-name="T12">Help </text:span><text:span text:style-name="T10">Secure</text:span><text:span text:style-name="T9"> </text:span><text:span text:style-name="T10">Justice</text:span><text:span text:style-name="T9">, </text:span><text:span text:style-name="T10">&amp; Economic-Security</text:span><text:span text:style-name="T9"><text:line-break/>under Constitutional Common-Law <text:line-break/>&amp; Biblical Torah-Law.</text:span><text:span text:style-name="T5"><text:line-break/>https://ConstitutionalGov.us/sub/PoliticalSubdivisions-Local/9-TexasSS/WTxMS/CentralTexasSC/BrownCounty/ReadMe.</text:span><text:span text:style-name="T7">html</text:span></text:p>
      <text:p text:style-name="P2"><text:line-break/></text:p>
      <text:p text:style-name="P3"><text:span text:style-name="T11">Please </text:span><text:span text:style-name="T10">Join a Local</text:span><text:span text:style-name="T9"><text:line-break/>“</text:span><text:span text:style-name="T2">Responsibly Self-Governing Community</text:span><text:span text:style-name="T9">”.<text:line-break/></text:span><text:span text:style-name="T12">Help </text:span><text:span text:style-name="T10">Secure</text:span><text:span text:style-name="T9"> </text:span><text:span text:style-name="T10">Justice</text:span><text:span text:style-name="T9">, </text:span><text:span text:style-name="T10">&amp; Economic-Security</text:span><text:span text:style-name="T9"><text:line-break/>under Constitutional Common-Law <text:line-break/>&amp; Biblical Torah-Law.</text:span><text:span text:style-name="T5"><text:line-break/>https://ConstitutionalGov.us/sub/PoliticalSubdivisions-Local/9-TexasSS/WTxMS/CentralTexasSC/BrownCounty/ReadMe.</text:span><text:span text:style-name="T7">html</text:span></text:p>
      <text:p text:style-name="P2"><text:line-break/></text:p>
      <text:p text:style-name="P3"><text:span text:style-name="T11">Please </text:span><text:span text:style-name="T10">Join a Local</text:span><text:span text:style-name="T9"><text:line-break/>“</text:span><text:span text:style-name="T2">Responsibly Self-Governing Community</text:span><text:span text:style-name="T9">”.<text:line-break/></text:span><text:span text:style-name="T12">Help </text:span><text:span text:style-name="T10">Secure</text:span><text:span text:style-name="T9"> </text:span><text:span text:style-name="T10">Justice</text:span><text:span text:style-name="T9">, </text:span><text:span text:style-name="T10">&amp; Economic-Security</text:span><text:span text:style-name="T9"><text:line-break/>under Constitutional Common-Law <text:line-break/>&amp; Biblical Torah-Law.</text:span><text:span text:style-name="T5"><text:line-break/>https://ConstitutionalGov.us/sub/PoliticalSubdivisions-Local/9-TexasSS/WTxMS/CentralTexasSC/BrownCounty/ReadMe.</text:span><text:span text:style-name="T7">html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in" fo:margin-right="0.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15:05:21.227180792</meta:creation-date>
    <dc:date>2020-04-30T19:32:14.272411858</dc:date>
    <meta:editing-duration>PT5M14S</meta:editing-duration>
    <meta:editing-cycles>3</meta:editing-cycles>
    <meta:generator>LibreOffice/6.0.7.3$Linux_X86_64 LibreOffice_project/00m0$Build-3</meta:generator>
    <meta:print-date>2020-04-28T20:34:45.862056120</meta:print-date>
    <meta:document-statistic meta:table-count="0" meta:image-count="0" meta:object-count="0" meta:page-count="1" meta:paragraph-count="20" meta:word-count="228" meta:character-count="3264" meta:non-whitespace-character-count="3024"/>
  </office:meta>
</office:document-meta>
</file>